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9398in"/>
    </style:style>
    <style:style style:name="co5" style:family="table-column">
      <style:table-column-properties fo:break-before="auto" style:column-width="5.9756in"/>
    </style:style>
    <style:style style:name="co6" style:family="table-column">
      <style:table-column-properties fo:break-before="auto" style:column-width="5.639in"/>
    </style:style>
    <style:style style:name="co7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6" table:default-cell-style-name="Default"/>
        <table:table-column table:style-name="co1" table:number-columns-repeated="2" table:default-cell-style-name="ce3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Date Done</text:p>
          </table:table-cell>
          <table:table-cell table:style-name="ce2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2"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And add force to bypass this check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e RTU and Dcap as Daemon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nge couts to logger for RTU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Not all are changed but one was changed, that is sufficient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number-columns-repeated="2"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 and common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x Cmake for Windows without affecting Linux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20">
            <text:p>07/20/17</text:p>
          </table:table-cell>
          <table:table-cell office:value-type="string">
            <text:p>cmake works in windows now for engines and common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number-columns-repeated="2"/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cap engine shall send an ACK for its reques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19">
            <text:p>07/19/17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eate ways to evaluate the CSV fil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ve a static IP to the targe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192.168.0.143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ke use of template for signal API</text:p>
          </table:table-cell>
          <table:table-cell table:style-name="Default" table:number-columns-repeated="2"/>
          <table:table-cell office:value-type="string">
            <text:p>for set and get. Currently only int is used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nge the pattern of Dcap str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w Priority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</table:table-row>
        <table:table-row table:style-name="ro1">
          <table:table-cell/>
          <table:table-cell office:value-type="string">
            <text:p>Create LabView GUI with initial draft of lights.- LP</text:p>
          </table:table-cell>
          <table:table-cell table:number-columns-repeated="3"/>
        </table:table-row>
      </table:table>
      <table:table table:name="New things" table:style-name="ta1" table:print="false"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arn CPU schedul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e the IO wait time for other operations?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equency base scheduling</text:p>
          </table:table-cell>
        </table:table-row>
      </table:table>
      <table:database-ranges>
        <table:database-range table:name="__Anonymous_Sheet_DB__1" table:target-range-address="Sheet1.A1:Sheet1.E31" table:display-filter-buttons="true"/>
        <table:database-range table:name="__Anonymous_Sheet_DB__2" table:target-range-address="Sheet1.A1:Sheet1.E31" table:display-filter-buttons="true">
          <table:filter>
            <table:filter-condition table:field-number="2" table:value="Done" table:operator="!="/>
          </table:filter>
        </table:database-range>
        <table:database-range table:target-range-address="Sheet1.A1:Sheet1.AMJ3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8/18/2017</text:date>, <text:time>23:2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9M52S</meta:editing-duration>
    <meta:editing-cycles>79</meta:editing-cycles>
    <meta:generator>OpenOffice/4.1.3$Win32 OpenOffice.org_project/413m1$Build-9783</meta:generator>
    <dc:date>2017-08-18T23:20:56.31</dc:date>
    <dc:creator>Naveen Chakravarthy</dc:creator>
    <meta:document-statistic meta:table-count="3" meta:cell-count="128" meta:object-count="0"/>
    <meta:user-defined meta:name="Info 1"/>
    <meta:user-defined meta:name="Info 2"/>
    <meta:user-defined meta:name="Info 3"/>
    <meta:user-defined meta:name="Info 4"/>
  </office:meta>
</office:document-meta>
</file>